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13F5B09DDAD30195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13F5B09DDAD30195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ésus guérit le Sabbat</text:span></text:p>
            <text:p text:style-name="P3"><text:span text:style-name="T2">(Jean 5.1-15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2-27T14:56:16.863000000</dc:date>
    <meta:editing-duration>PT2H35M33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